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03_18-35-53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6-03_18-37-24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~,file-piece-id=~,memo=~,session=hour-18,recording-id=~,other=~ / follow+">
            <text:p>:VIDEO / @自室 / 記録 / jap.flute / 演奏、play / R=2 / genre=melody,for=~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03_21-00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6-04_02-58-1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04_03-09-30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04_07-51-1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04_07-55-0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3-06-04_12-11-03_000.jpg</text:p>
          </table:table-cell>
          <table:table-cell table:style-name="ce26" office:value-type="string">
            <text:p>:m 1*1 RES / JVEMV6 64#238_maeno / 『微粒子から探る物性七変化』 著者=前野昌弘,校注=~ / p.210 / w=イソフムレン,topic=,publisher=~,other=memo+:フムレン；memo+:イソプロペン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1 RES / JVEMV6 64#238_maeno / 『微粒子から探る物性七変化』 著者=前野昌弘,校注=~ / p.210 / w=イソフムレン,topic=,publisher=~,other=memo+:フムレン；memo+:イソプロペン；">
            <text:p>:m 1*1 RES / JVEMV6 64#238_maeno / 『微粒子から探る物性七変化』 著者=前野昌弘,校注=~ / p.210 / w=イソフムレン,topic=,publisher=~,other=memo+:フムレン；memo+:イソプロペン；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04_13-01-58_000.jpg</text:p>
          </table:table-cell>
          <table:table-cell table:style-name="ce26" office:value-type="string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PHOTO 記録しておきたいもの / location:photo=自宅：２階、北東側、窓に付けてある目隠し：寸法、採る, location:target=~ / subject=~ / content=~,other=~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6-04_13-02-30_000.jpg</text:p>
          </table:table-cell>
          <table:table-cell table:style-name="ce26" office:value-type="string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しておきたいもの / location:photo=自宅：２階、北東側、窓に付けてある目隠し：寸法、採る, location:target=~ / subject=~ / content=~,other=~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6-04_13-03-00_000.jpg</text:p>
          </table:table-cell>
          <table:table-cell table:style-name="ce26" office:value-type="string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しておきたいもの / location:photo=自宅：２階、北東側、窓に付けてある目隠し：寸法、採る, location:target=~ / subject=~ / content=~,other=~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6-04_13-03-10_000.jpg</text:p>
          </table:table-cell>
          <table:table-cell table:style-name="ce26" office:value-type="string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自宅：２階、北東側、窓に付けてある目隠し：寸法、採る, location:target=~ / subject=~ / content=~,other=~">
            <text:p>:PHOTO 記録しておきたいもの / location:photo=自宅：２階、北東側、窓に付けてある目隠し：寸法、採る, location:target=~ / subject=~ / content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6-04_13-37-4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6-04_17-19-04_000.jpg</text:p>
          </table:table-cell>
          <table:table-cell table:style-name="ce26" office:value-type="string">
            <text:p>:m 1*1 RES / JVEMV6 64#268_hattatsu_sakakihara / 『脳科学と発達障害』 著者=榊原洋一,校注=~ / p.58 / w=；,topic=~,publisher=~,other=list+:「注意する」；memo+:ワーキングメモリー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1*1 RES / JVEMV6 64#268_hattatsu_sakakihara / 『脳科学と発達障害』 著者=榊原洋一,校注=~ / p.58 / w=；,topic=~,publisher=~,other=list+:「注意する」；memo+:ワーキングメモリー">
            <text:p>:m 1*1 RES / JVEMV6 64#268_hattatsu_sakakihara / 『脳科学と発達障害』 著者=榊原洋一,校注=~ / p.58 / w=；,topic=~,publisher=~,other=list+:「注意する」；memo+:ワーキングメモリー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4">2023/06/04</text:date>, <text:time>17:3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4T17:38:29.66</dc:date>
    <dc:creator>iwabuchi ken</dc:creator>
    <meta:editing-duration>P56DT23H18M12S</meta:editing-duration>
    <meta:editing-cycles>18688</meta:editing-cycles>
    <meta:document-statistic meta:table-count="2" meta:cell-count="924" meta:object-count="0"/>
    <meta:user-defined meta:name="qrichtext">1</meta:user-defined>
  </office:meta>
</office:document-meta>
</file>